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soleil" svg:font-family="soleil, sans-serif"/>
  </office:font-face-decls>
  <office:automatic-styles>
    <style:style style:name="P1" style:family="paragraph" style:parent-style-name="Heading_20_1">
      <style:paragraph-properties fo:margin-left="0cm" fo:margin-right="0cm" fo:margin-top="0.265cm" fo:margin-bottom="0.265cm" style:contextual-spacing="false" fo:line-height="150%" fo:text-align="start" style:justify-single-word="false" fo:orphans="2" fo:widows="2" fo:text-indent="0cm" style:auto-text-indent="false"/>
      <style:text-properties fo:font-variant="normal" fo:text-transform="none" fo:color="#000000" loext:opacity="100%" style:font-name="soleil" fo:font-size="21pt" fo:letter-spacing="normal" fo:font-style="normal" fo:font-weight="normal"/>
    </style:style>
    <style:style style:name="P2" style:family="paragraph" style:parent-style-name="Heading_20_1">
      <style:paragraph-properties fo:margin-top="0.265cm" fo:margin-bottom="0.265cm" style:contextual-spacing="false" fo:line-height="150%" fo:text-align="start" style:justify-single-word="false" fo:orphans="2" fo:widows="2"/>
      <style:text-properties fo:font-variant="normal" fo:text-transform="none" fo:color="#000000" loext:opacity="100%" style:font-name="soleil" fo:font-size="21pt" fo:letter-spacing="normal" fo:font-style="normal" fo:font-weight="bold"/>
    </style:style>
    <style:style style:name="P3" style:family="paragraph" style:parent-style-name="Heading_20_2">
      <style:paragraph-properties fo:margin-top="0.794cm" fo:margin-bottom="0.265cm" style:contextual-spacing="false" fo:line-height="88%" fo:text-align="start" style:justify-single-word="false" fo:orphans="2" fo:widows="2"/>
      <style:text-properties fo:font-variant="normal" fo:text-transform="none" fo:color="#000000" loext:opacity="100%" style:font-name="soleil" fo:font-size="17.25pt" fo:letter-spacing="normal" fo:font-style="normal" fo:font-weight="bold"/>
    </style:style>
    <style:style style:name="P4" style:family="paragraph" style:parent-style-name="Preformatted_20_Text">
      <style:paragraph-properties fo:margin-top="0cm" fo:margin-bottom="0.499cm" style:contextual-spacing="false" fo:text-align="start" style:justify-single-word="false" fo:orphans="2" fo:widows="2"/>
    </style:style>
    <style:style style:name="P5" style:family="paragraph" style:parent-style-name="Quotations">
      <style:paragraph-properties fo:margin-left="0cm" fo:margin-right="0cm" fo:margin-top="0.794cm" fo:margin-bottom="0.794cm" style:contextual-spacing="false" fo:text-align="start" style:justify-single-word="false" fo:orphans="2" fo:widows="2" fo:text-indent="0cm" style:auto-text-indent="false" fo:padding-left="0.265cm" fo:padding-right="0cm" fo:padding-top="0cm" fo:padding-bottom="0cm" fo:border-left="0.06pt solid #666666" fo:border-right="none" fo:border-top="none" fo:border-bottom="none"/>
      <style:text-properties fo:font-variant="normal" fo:text-transform="none" fo:color="#000000" loext:opacity="100%" style:font-name="soleil" fo:font-size="12.75pt" fo:letter-spacing="normal" fo:font-style="italic" fo:font-weight="normal"/>
    </style:style>
    <style:style style:name="P6" style:family="paragraph" style:parent-style-name="Standard">
      <style:text-properties fo:color="#000000" loext:opacity="100%"/>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leil" fo:font-size="12.75pt" fo:letter-spacing="normal" fo:font-style="normal" fo:font-weight="normal"/>
    </style:style>
    <style:style style:name="P8" style:family="paragraph" style:parent-style-name="Text_20_body" style:list-style-name="L1">
      <style:paragraph-properties fo:margin-top="0cm" fo:margin-bottom="0.499cm" style:contextual-spacing="false" fo:text-align="start" style:justify-single-word="false" fo:orphans="2" fo:widows="2"/>
      <style:text-properties fo:font-variant="normal" fo:text-transform="none" fo:color="#000000" loext:opacity="100%" style:font-name="soleil" fo:font-size="12.75pt" fo:letter-spacing="normal" fo:font-style="normal" fo:font-weight="normal"/>
    </style:style>
    <style:style style:name="P9" style:family="paragraph" style:parent-style-name="Text_20_body">
      <style:paragraph-properties fo:text-align="start" style:justify-single-word="false" fo:orphans="2" fo:widows="2"/>
      <style:text-properties fo:font-variant="normal" fo:text-transform="none" fo:color="#000000" loext:opacity="100%" style:font-name="soleil" fo:font-size="12.75pt" fo:letter-spacing="normal" fo:font-style="normal" fo:font-weight="normal"/>
    </style:style>
    <style:style style:name="P10" style:family="paragraph" style:parent-style-name="Text_20_body" style:list-style-name="L2">
      <style:paragraph-properties fo:margin-top="0cm" fo:margin-bottom="0.499cm" style:contextual-spacing="false" fo:text-align="start" style:justify-single-word="false" fo:orphans="2" fo:widows="2"/>
      <style:text-properties fo:font-variant="normal" fo:text-transform="none" fo:color="#000000" loext:opacity="100%" style:font-name="soleil" fo:font-size="12.75pt" fo:letter-spacing="normal" fo:font-style="normal" fo:font-weight="normal"/>
    </style:style>
    <style:style style:name="P11" style:family="paragraph" style:parent-style-name="Text_20_body">
      <style:paragraph-properties fo:text-align="start" style:justify-single-word="false" fo:orphans="2" fo:widows="2"/>
    </style:style>
    <style:style style:name="T1" style:family="text">
      <style:text-properties fo:font-variant="normal" fo:text-transform="none" fo:color="#f4f4f4" loext:opacity="100%" style:font-name="SFMono-Regular" fo:font-size="10.5pt" fo:letter-spacing="normal" fo:font-style="normal" fo:font-weight="normal" fo:background-color="#1d1a23" loext:char-shading-value="0"/>
    </style:style>
    <style:style style:name="T2" style:family="text">
      <style:text-properties fo:font-variant="normal" fo:text-transform="none" fo:color="#b4b4b4" loext:opacity="100%" style:font-name="soleil" fo:font-size="12.75pt" fo:letter-spacing="normal" fo:font-style="normal" fo:font-weight="normal"/>
    </style:style>
    <style:style style:name="T3" style:family="text">
      <style:text-properties fo:font-variant="normal" fo:text-transform="none" fo:color="#c678dd" loext:opacity="100%" style:font-name="SFMono-Regular" fo:font-size="10.5pt" fo:letter-spacing="normal" fo:font-style="normal" fo:font-weight="normal"/>
    </style:style>
    <style:style style:name="T4" style:family="text">
      <style:text-properties fo:font-variant="normal" fo:text-transform="none" style:font-name="SFMono-Regular" fo:font-size="10.5pt" fo:letter-spacing="normal" fo:font-style="normal" fo:font-weight="normal"/>
    </style:style>
    <style:style style:name="T5" style:family="text">
      <style:text-properties fo:font-variant="normal" fo:text-transform="none" style:font-name="SFMono-Regular" fo:font-size="10.5pt" fo:letter-spacing="normal" fo:font-style="normal" fo:font-weight="normal" fo:background-color="#1d1a23" loext:char-shading-value="0"/>
    </style:style>
    <style:style style:name="T6" style:family="text">
      <style:text-properties fo:font-variant="normal" fo:text-transform="none" style:font-name="soleil" fo:font-size="12.75pt" fo:letter-spacing="normal" fo:font-style="normal" fo:font-weight="normal"/>
    </style:style>
    <style:style style:name="T7" style:family="text">
      <style:text-properties fo:font-variant="normal" fo:text-transform="none" fo:color="#000000" loext:opacity="100%" style:font-name="SFMono-Regular" fo:font-size="10.5pt" fo:letter-spacing="normal" fo:font-style="normal" fo:font-weight="normal"/>
    </style:style>
    <style:style style:name="T8" style:family="text">
      <style:text-properties fo:font-variant="normal" fo:text-transform="none" fo:color="#000000" loext:opacity="100%" style:font-name="SFMono-Regular" fo:font-size="10.5pt" fo:letter-spacing="normal" fo:font-style="normal" fo:font-weight="normal" fo:background-color="#1d1a23" loext:char-shading-value="0"/>
    </style:style>
    <style:style style:name="T9" style:family="text">
      <style:text-properties fo:font-variant="normal" fo:text-transform="none" fo:color="#000000" loext:opacity="100%" style:font-name="soleil" fo:font-size="12.75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1: Lesson Overview</text:h>
      <text:p text:style-name="P7">In Lesson 1, you're going to build a "Zombie Factory" to build an army of zombies.</text:p>
      <text:list text:style-name="L1">
        <text:list-item>
          <text:p text:style-name="P8">Our factory will maintain a database of all zombies in our army</text:p>
        </text:list-item>
        <text:list-item>
          <text:p text:style-name="P8">Our factory will have a function for creating new zombies</text:p>
        </text:list-item>
        <text:list-item>
          <text:p text:style-name="P8">Each zombie will have a random and unique appearance</text:p>
        </text:list-item>
      </text:list>
      <text:p text:style-name="P9">In later lessons, we'll add more functionality, like giving zombies the ability to attack humans or other zombies! But before we get there, we have to add the basic functionality of creating new zombies.</text:p>
      <text:h text:style-name="P3" text:outline-level="2"><text:bookmark text:name="how-zombie-dna-works"/>How Zombie DNA Works</text:h>
      <text:p text:style-name="P9">The zombie's appearance will be based on its "Zombie DNA". Zombie DNA is simple — it's a 16-digit integer, like:</text:p>
      <text:p text:style-name="P4"><text:span text:style-name="Source_20_Text"><text:span text:style-name="T8">8356281049284737</text:span></text:span></text:p>
      <text:p text:style-name="P9">Just like real DNA, different parts of this number will map to different traits. The first 2 digits map to the zombie's head type, the second 2 digits to the zombie's eyes, etc.</text:p>
      <text:p text:style-name="P5">Note: For this tutorial, we've kept things simple, and our zombies can have only 7 different types of heads (even though 2 digits allow 100 possible options). Later on we could add more head types if we wanted to increase the number of zombie variations.</text:p>
      <text:p text:style-name="P11"><text:span text:style-name="T9">For example, the first 2 digits of our example DNA above are </text:span><text:span text:style-name="Source_20_Text"><text:span text:style-name="T7">83</text:span></text:span><text:span text:style-name="T9">. To map that to the zombie's head type, we do </text:span><text:span text:style-name="Source_20_Text"><text:span text:style-name="T7">83 % 7 + 1</text:span></text:span><text:span text:style-name="T9"> = 7. So this Zombie would have the 7th zombie head type.</text:span></text:p>
      <text:p text:style-name="P11"><text:span text:style-name="T9">In the panel to the right, go ahead and move the </text:span><text:span text:style-name="Source_20_Text"><text:span text:style-name="T7">head gene</text:span></text:span><text:span text:style-name="T9"> slider to the 7th head (the Santa hat) to see what trait the </text:span><text:span text:style-name="Source_20_Text"><text:span text:style-name="T7">83</text:span></text:span><text:span text:style-name="T9"> would correspond to.</text:span></text:p>
      <text:h text:style-name="P2" text:outline-level="1"><text:bookmark text:name="put-it-to-the-test"/>Put it to the test</text:h>
      <text:list text:style-name="L2">
        <text:list-item>
          <text:p text:style-name="P10">Play with the sliders on the right side of the page. Experiment to see how the different numerical values correspond to different aspects of the zombie's appearance.</text:p>
        </text:list-item>
      </text:list>
      <text:p text:style-name="P9"><text:soft-page-break/>Ok, enough playing around. When you're ready to continue, hit "Next Chapter" below, and let's dive into learning Solidity!</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soleil" svg:font-family="solei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9T06:32:22.126000000</dc:date>
    <meta:editing-duration>PT6S</meta:editing-duration>
    <meta:editing-cycles>1</meta:editing-cycles>
    <meta:document-statistic meta:table-count="0" meta:image-count="0" meta:object-count="0" meta:page-count="2" meta:paragraph-count="16" meta:word-count="312" meta:character-count="1692" meta:non-whitespace-character-count="1399"/>
    <meta:generator>LibreOffice/7.4.3.2$Windows_X86_64 LibreOffice_project/1048a8393ae2eeec98dff31b5c133c5f1d08b890</meta:generator>
  </office:meta>
</office:document-meta>
</file>